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7374in"/>
    </style:style>
    <style:style style:name="co3" style:family="table-column">
      <style:table-column-properties fo:break-before="auto" style:column-width="0.7799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10. Расчет удержаний Літка Віталій Віталій М12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2">
            <text:p>Табельный номер</text:p>
          </table:table-cell>
          <table:covered-table-cell table:style-name="ce2"/>
          <table:table-cell table:style-name="ce2" office:value-type="string" calcext:value-type="string" table:number-columns-spanned="2" table:number-rows-spanned="2">
            <text:p>Всего начислено, руб.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Удержания, руб.</text:p>
          </table:table-cell>
          <table:covered-table-cell table:number-columns-repeated="3" table:style-name="ce6"/>
          <table:table-cell table:number-columns-repeated="1016"/>
        </table:table-row>
        <table:table-row table:style-name="ro3">
          <table:covered-table-cell table:number-columns-repeated="4" table:style-name="ce2"/>
          <table:table-cell table:style-name="ce7" office:value-type="string" calcext:value-type="string" table:number-columns-spanned="2" table:number-rows-spanned="1">
            <text:p>Подоходный налог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Пенсионный взнос</text:p>
          </table:table-cell>
          <table:covered-table-cell table:style-name="ce8"/>
          <table:table-cell table:number-columns-repeated="1016"/>
        </table:table-row>
        <table:table-row table:style-name="ro1">
          <table:table-cell table:style-name="ce1" office:value-type="float" office:value="1" calcext:value-type="float" table:number-columns-spanned="2" table:number-rows-spanned="2">
            <text:p>1</text:p>
          </table:table-cell>
          <table:covered-table-cell table:style-name="ce1"/>
          <table:table-cell table:style-name="ce1" office:value-type="float" office:value="2" calcext:value-type="float" table:number-columns-spanned="2" table:number-rows-spanned="2">
            <text:p>2</text:p>
          </table:table-cell>
          <table:covered-table-cell table:style-name="ce1"/>
          <table:table-cell table:style-name="ce1" office:value-type="float" office:value="3" calcext:value-type="float" table:number-columns-spanned="2" table:number-rows-spanned="2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2">
            <text:p>4</text:p>
          </table:table-cell>
          <table:covered-table-cell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table-cell table:style-name="ce1" office:value-type="float" office:value="280" calcext:value-type="float" table:number-columns-spanned="2" table:number-rows-spanned="2">
            <text:p>280</text:p>
          </table:table-cell>
          <table:covered-table-cell table:style-name="ce4"/>
          <table:table-cell table:style-name="ce1" office:value-type="float" office:value="481400" calcext:value-type="float" table:number-columns-spanned="2" table:number-rows-spanned="2">
            <text:p>481400</text:p>
          </table:table-cell>
          <table:covered-table-cell table:style-name="ce4"/>
          <table:table-cell table:style-name="ce1" table:formula="of:=IF([.C6]&gt;300000;27000+0.15*[.C6];0.09*[.C6])" office:value-type="float" office:value="99210" calcext:value-type="float" table:number-columns-spanned="2" table:number-rows-spanned="2">
            <text:p>99210</text:p>
          </table:table-cell>
          <table:covered-table-cell table:style-name="ce4"/>
          <table:table-cell table:style-name="ce1" table:formula="of:=0.01*[.C6]" office:value-type="float" office:value="4814" calcext:value-type="float" table:number-columns-spanned="2" table:number-rows-spanned="2">
            <text:p>4814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float" office:value="281" calcext:value-type="float" table:number-columns-spanned="2" table:number-rows-spanned="2">
            <text:p>281</text:p>
          </table:table-cell>
          <table:covered-table-cell table:style-name="ce4"/>
          <table:table-cell table:style-name="ce1" office:value-type="float" office:value="369900" calcext:value-type="float" table:number-columns-spanned="2" table:number-rows-spanned="2">
            <text:p>369900</text:p>
          </table:table-cell>
          <table:covered-table-cell table:style-name="ce4"/>
          <table:table-cell table:style-name="ce1" table:formula="of:=IF([.C8]&gt;300000;27000+0.15*[.C8];0.09*[.C8])" office:value-type="float" office:value="82485" calcext:value-type="float" table:number-columns-spanned="2" table:number-rows-spanned="2">
            <text:p>82485</text:p>
          </table:table-cell>
          <table:covered-table-cell table:style-name="ce4"/>
          <table:table-cell table:style-name="ce1" table:formula="of:=0.01*[.C8]" office:value-type="float" office:value="3699" calcext:value-type="float" table:number-columns-spanned="2" table:number-rows-spanned="2">
            <text:p>3699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float" office:value="282" calcext:value-type="float" table:number-columns-spanned="2" table:number-rows-spanned="2">
            <text:p>282</text:p>
          </table:table-cell>
          <table:covered-table-cell table:style-name="ce4"/>
          <table:table-cell table:style-name="ce1" office:value-type="float" office:value="290000" calcext:value-type="float" table:number-columns-spanned="2" table:number-rows-spanned="2">
            <text:p>290000</text:p>
          </table:table-cell>
          <table:covered-table-cell table:style-name="ce4"/>
          <table:table-cell table:style-name="ce1" table:formula="of:=IF([.C10]&gt;300000;27000+0.15*[.C10];0.09*[.C10])" office:value-type="float" office:value="26100" calcext:value-type="float" table:number-columns-spanned="2" table:number-rows-spanned="2">
            <text:p>26100</text:p>
          </table:table-cell>
          <table:covered-table-cell table:style-name="ce4"/>
          <table:table-cell table:style-name="ce1" table:formula="of:=0.01*[.C10]" office:value-type="float" office:value="2900" calcext:value-type="float" table:number-columns-spanned="2" table:number-rows-spanned="2">
            <text:p>2900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float" office:value="283" calcext:value-type="float" table:number-columns-spanned="2" table:number-rows-spanned="2">
            <text:p>283</text:p>
          </table:table-cell>
          <table:covered-table-cell table:style-name="ce4"/>
          <table:table-cell table:style-name="ce1" office:value-type="float" office:value="425000" calcext:value-type="float" table:number-columns-spanned="2" table:number-rows-spanned="2">
            <text:p>425000</text:p>
          </table:table-cell>
          <table:covered-table-cell table:style-name="ce4"/>
          <table:table-cell table:style-name="ce1" table:formula="of:=IF([.C12]&gt;300000;27000+0.15*[.C12];0.09*[.C12])" office:value-type="float" office:value="90750" calcext:value-type="float" table:number-columns-spanned="2" table:number-rows-spanned="2">
            <text:p>90750</text:p>
          </table:table-cell>
          <table:covered-table-cell table:style-name="ce4"/>
          <table:table-cell table:style-name="ce1" table:formula="of:=0.01*[.C12]" office:value-type="float" office:value="4250" calcext:value-type="float" table:number-columns-spanned="2" table:number-rows-spanned="2">
            <text:p>4250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float" office:value="284" calcext:value-type="float" table:number-columns-spanned="2" table:number-rows-spanned="2">
            <text:p>284</text:p>
          </table:table-cell>
          <table:covered-table-cell table:style-name="ce4"/>
          <table:table-cell table:style-name="ce1" office:value-type="float" office:value="310500" calcext:value-type="float" table:number-columns-spanned="2" table:number-rows-spanned="2">
            <text:p>310500</text:p>
          </table:table-cell>
          <table:covered-table-cell table:style-name="ce4"/>
          <table:table-cell table:style-name="ce1" table:formula="of:=IF([.C14]&gt;300000;27000+0.15*[.C14];0.09*[.C14])" office:value-type="float" office:value="73575" calcext:value-type="float" table:number-columns-spanned="2" table:number-rows-spanned="2">
            <text:p>73575</text:p>
          </table:table-cell>
          <table:covered-table-cell table:style-name="ce4"/>
          <table:table-cell table:style-name="ce1" table:formula="of:=0.01*[.C14]" office:value-type="float" office:value="3105" calcext:value-type="float" table:number-columns-spanned="2" table:number-rows-spanned="2">
            <text:p>3105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float" office:value="285" calcext:value-type="float" table:number-columns-spanned="2" table:number-rows-spanned="2">
            <text:p>285</text:p>
          </table:table-cell>
          <table:covered-table-cell table:style-name="ce4"/>
          <table:table-cell table:style-name="ce1" office:value-type="float" office:value="280000" calcext:value-type="float" table:number-columns-spanned="2" table:number-rows-spanned="2">
            <text:p>280000</text:p>
          </table:table-cell>
          <table:covered-table-cell table:style-name="ce4"/>
          <table:table-cell table:style-name="ce1" table:formula="of:=IF([.C16]&gt;300000;27000+0.15*[.C16];0.09*[.C16])" office:value-type="float" office:value="25200" calcext:value-type="float" table:number-columns-spanned="2" table:number-rows-spanned="2">
            <text:p>25200</text:p>
          </table:table-cell>
          <table:covered-table-cell table:style-name="ce4"/>
          <table:table-cell table:style-name="ce1" table:formula="of:=0.01*[.C16]" office:value-type="float" office:value="2800" calcext:value-type="float" table:number-columns-spanned="2" table:number-rows-spanned="2">
            <text:p>2800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float" office:value="286" calcext:value-type="float" table:number-columns-spanned="2" table:number-rows-spanned="2">
            <text:p>286</text:p>
          </table:table-cell>
          <table:covered-table-cell table:style-name="ce1"/>
          <table:table-cell table:style-name="ce1" office:value-type="float" office:value="287400" calcext:value-type="float" table:number-columns-spanned="2" table:number-rows-spanned="2">
            <text:p>287400</text:p>
          </table:table-cell>
          <table:covered-table-cell table:style-name="ce1"/>
          <table:table-cell table:style-name="ce1" table:formula="of:=IF([.C18]&gt;300000;27000+0.15*[.C18];0.09*[.C18])" office:value-type="float" office:value="25866" calcext:value-type="float" table:number-columns-spanned="2" table:number-rows-spanned="2">
            <text:p>25866</text:p>
          </table:table-cell>
          <table:covered-table-cell table:style-name="ce4"/>
          <table:table-cell table:style-name="ce1" table:formula="of:=0.01*[.C18]" office:value-type="float" office:value="2874" calcext:value-type="float" table:number-columns-spanned="2" table:number-rows-spanned="2">
            <text:p>2874</text:p>
          </table:table-cell>
          <table:covered-table-cell table:style-name="ce4"/>
          <table:table-cell table:number-columns-repeated="1016"/>
        </table:table-row>
        <table:table-row table:style-name="ro1">
          <table:covered-table-cell table:number-columns-repeated="4" table:style-name="ce1"/>
          <table:covered-table-cell table:style-name="ce3"/>
          <table:covered-table-cell table:style-name="ce5"/>
          <table:covered-table-cell table:style-name="ce3"/>
          <table:covered-table-cell table:style-name="ce5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2">
            <text:p>Итого:</text:p>
          </table:table-cell>
          <table:covered-table-cell table:style-name="ce1"/>
          <table:table-cell table:style-name="ce1" table:formula="of:=SUM([.C6:.C19])" office:value-type="float" office:value="2444200" calcext:value-type="float" table:number-columns-spanned="2" table:number-rows-spanned="2">
            <text:p>2444200</text:p>
          </table:table-cell>
          <table:covered-table-cell table:style-name="ce1"/>
          <table:table-cell table:style-name="ce1" table:formula="of:=SUM([.E6:.E19])" office:value-type="float" office:value="423186" calcext:value-type="float" table:number-columns-spanned="2" table:number-rows-spanned="2">
            <text:p>423186</text:p>
          </table:table-cell>
          <table:covered-table-cell table:style-name="ce1"/>
          <table:table-cell table:style-name="ce1" table:formula="of:=SUM([.G6:.G19])" office:value-type="float" office:value="24442" calcext:value-type="float" table:number-columns-spanned="2" table:number-rows-spanned="2">
            <text:p>24442</text:p>
          </table:table-cell>
          <table:covered-table-cell table:style-name="ce1"/>
          <table:table-cell table:number-columns-repeated="1016"/>
        </table:table-row>
        <table:table-row table:style-name="ro1">
          <table:covered-table-cell table:number-columns-repeated="8" table:style-name="ce1"/>
          <table:table-cell table:number-columns-repeated="1016"/>
        </table:table-row>
        <table:table-row table:style-name="ro1">
          <table:table-cell>
            <draw:frame table:end-cell-address="Лист1.H37" table:end-x="0.6248in" table:end-y="0.187in" draw:z-index="0" draw:name="Диаграмма 1" draw:style-name="gr1" draw:text-style-name="P1" svg:width="4.9744in" svg:height="2.9996in" svg:x="0.3417in" svg:y="0.1874in">
              <draw:object draw:notify-on-update-of-ranges="Лист1.A6:Лист1.A6 Лист1.E6:Лист1.E6 Лист1.A8:Лист1.A8 Лист1.E8:Лист1.E8 Лист1.A10:Лист1.A10 Лист1.E10:Лист1.E10 Лист1.A12:Лист1.A12 Лист1.E12:Лист1.E12 Лист1.A14:Лист1.A14 Лист1.E14:Лист1.E14 Лист1.A16:Лист1.A16 Лист1.E16:Лист1.E16 Лист1.A18:Лист1.A18 Лист1.E18:Лист1.E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италик Литка</meta:initial-creator>
    <dc:creator>Виталик Литка</dc:creator>
    <meta:creation-date>2021-12-13T18:54:29</meta:creation-date>
    <dc:date>2021-12-13T19:47:43</dc:date>
    <meta:generator>LibreOffice/7.2.4.1$Windows_X86_64 LibreOffice_project/27d75539669ac387bb498e35313b970b7fe9c4f9</meta:generator>
    <meta:document-statistic meta:table-count="1" meta:cell-count="42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8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0ad47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55e91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636cm" svg:height="7.62cm" xlink:href=".." xlink:type="simple" chart:class="chart:bar" chart:style-name="ch1">
        <chart:legend chart:legend-position="start" svg:x="0.21cm" svg:y="2.293cm" style:legend-expansion="high" chart:style-name="ch2"/>
        <chart:plot-area chart:style-name="ch3" table:cell-range-address="Лист1.A6:Лист1.A6 Лист1.E6:Лист1.E6 Лист1.A8:Лист1.A8 Лист1.E8:Лист1.E8 Лист1.A10:Лист1.A10 Лист1.E10:Лист1.E10 Лист1.A12:Лист1.A12 Лист1.E12:Лист1.E12 Лист1.A14:Лист1.A14 Лист1.E14:Лист1.E14 Лист1.A16:Лист1.A16 Лист1.E16:Лист1.E16 Лист1.A18:Лист1.A18 Лист1.E18:Лист1.E18" chart:data-source-has-labels="column" svg:x="1.47cm" svg:y="0.152cm" svg:width="10.914cm" svg:height="7.316cm">
          <chart:coordinate-region svg:x="1.555cm" svg:y="0.152cm" svg:width="10.319cm" svg:height="6.8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6:Лист1.E6" chart:label-cell-address="Лист1.A6:Лист1.A6" chart:class="chart:bar">
            <chart:data-point/>
          </chart:series>
          <chart:series chart:style-name="ch8" chart:values-cell-range-address="Лист1.E8:Лист1.E8" chart:label-cell-address="Лист1.A8:Лист1.A8" chart:class="chart:bar">
            <chart:data-point/>
          </chart:series>
          <chart:series chart:style-name="ch9" chart:values-cell-range-address="Лист1.E10:Лист1.E10" chart:label-cell-address="Лист1.A10:Лист1.A10" chart:class="chart:bar">
            <chart:data-point/>
          </chart:series>
          <chart:series chart:style-name="ch10" chart:values-cell-range-address="Лист1.E12:Лист1.E12" chart:label-cell-address="Лист1.A12:Лист1.A12" chart:class="chart:bar">
            <chart:data-point/>
          </chart:series>
          <chart:series chart:style-name="ch11" chart:values-cell-range-address="Лист1.E14:Лист1.E14" chart:label-cell-address="Лист1.A14:Лист1.A14" chart:class="chart:bar">
            <chart:data-point/>
          </chart:series>
          <chart:series chart:style-name="ch12" chart:values-cell-range-address="Лист1.E16:Лист1.E16" chart:label-cell-address="Лист1.A16:Лист1.A16" chart:class="chart:bar">
            <chart:data-point/>
          </chart:series>
          <chart:series chart:style-name="ch13" chart:values-cell-range-address="Лист1.E18:Лист1.E18" chart:label-cell-address="Лист1.A18:Лист1.A1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80</text:p>
                <draw:g>
                  <svg:desc>Лист1.A6:Лист1.A6</svg:desc>
                </draw:g>
              </table:table-cell>
              <table:table-cell office:value-type="float" office:value="99210">
                <text:p>99210</text:p>
                <draw:g>
                  <svg:desc>Лист1.E6:Лист1.E6</svg:desc>
                </draw:g>
              </table:table-cell>
            </table:table-row>
            <table:table-row>
              <table:table-cell office:value-type="string">
                <text:p>281</text:p>
                <draw:g>
                  <svg:desc>Лист1.A8:Лист1.A8</svg:desc>
                </draw:g>
              </table:table-cell>
              <table:table-cell office:value-type="float" office:value="82485">
                <text:p>82485</text:p>
                <draw:g>
                  <svg:desc>Лист1.E8:Лист1.E8</svg:desc>
                </draw:g>
              </table:table-cell>
            </table:table-row>
            <table:table-row>
              <table:table-cell office:value-type="string">
                <text:p>282</text:p>
                <draw:g>
                  <svg:desc>Лист1.A10:Лист1.A10</svg:desc>
                </draw:g>
              </table:table-cell>
              <table:table-cell office:value-type="float" office:value="26100">
                <text:p>26100</text:p>
                <draw:g>
                  <svg:desc>Лист1.E10:Лист1.E10</svg:desc>
                </draw:g>
              </table:table-cell>
            </table:table-row>
            <table:table-row>
              <table:table-cell office:value-type="string">
                <text:p>283</text:p>
                <draw:g>
                  <svg:desc>Лист1.A12:Лист1.A12</svg:desc>
                </draw:g>
              </table:table-cell>
              <table:table-cell office:value-type="float" office:value="90750">
                <text:p>90750</text:p>
                <draw:g>
                  <svg:desc>Лист1.E12:Лист1.E12</svg:desc>
                </draw:g>
              </table:table-cell>
            </table:table-row>
            <table:table-row>
              <table:table-cell office:value-type="string">
                <text:p>284</text:p>
                <draw:g>
                  <svg:desc>Лист1.A14:Лист1.A14</svg:desc>
                </draw:g>
              </table:table-cell>
              <table:table-cell office:value-type="float" office:value="73575">
                <text:p>73575</text:p>
                <draw:g>
                  <svg:desc>Лист1.E14:Лист1.E14</svg:desc>
                </draw:g>
              </table:table-cell>
            </table:table-row>
            <table:table-row>
              <table:table-cell office:value-type="string">
                <text:p>285</text:p>
                <draw:g>
                  <svg:desc>Лист1.A16:Лист1.A16</svg:desc>
                </draw:g>
              </table:table-cell>
              <table:table-cell office:value-type="float" office:value="25200">
                <text:p>25200</text:p>
                <draw:g>
                  <svg:desc>Лист1.E16:Лист1.E16</svg:desc>
                </draw:g>
              </table:table-cell>
            </table:table-row>
            <table:table-row>
              <table:table-cell office:value-type="string">
                <text:p>286</text:p>
                <draw:g>
                  <svg:desc>Лист1.A18:Лист1.A18</svg:desc>
                </draw:g>
              </table:table-cell>
              <table:table-cell office:value-type="float" office:value="25866">
                <text:p>25866</text:p>
                <draw:g>
                  <svg:desc>Лист1.E18:Лист1.E1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